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dab4" officeooo:paragraph-rsid="001ad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3:34:04.091971671</meta:creation-date>
    <dc:date>2015-04-15T13:34:36.983885657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4.4.2.2$Linux_X86_64 LibreOffice_project/40m0$Build-2</meta:generator>
  </office:meta>
</office:document-meta>
</file>